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Serializer.writel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tartElement( String nsuri , String local , String qual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ncodingSerializer.EncodingSerializer( 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ingSerializ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dElement( String nsuri , String local , String q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codingSerializer.encode( char data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write( char data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c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ge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codingSerializer.write( char data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writeIndent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ingSerializer.write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encode( char data [ ] , int start , int lengt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codingSerializer.assureIndentBuffer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write( String data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ingSerializer.writeln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codingSerializ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codingSerializer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wri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